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62dfea" style:font-size-asian="8pt" style:font-style-asian="italic" style:font-size-complex="8pt"/>
    </style:style>
    <style:style style:name="P5" style:family="paragraph" style:parent-style-name="Standard">
      <style:text-properties style:font-name="0" fo:font-size="8pt" officeooo:paragraph-rsid="0062dfea" style:font-size-asian="8pt" style:font-size-complex="8pt"/>
    </style:style>
    <style:style style:name="P6" style:family="paragraph" style:parent-style-name="Standard">
      <style:text-properties fo:font-size="8pt" officeooo:paragraph-rsid="0062dfea" style:font-size-asian="8pt" style:font-size-complex="8pt"/>
    </style:style>
    <style:style style:name="P7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620b64" officeooo:paragraph-rsid="00620b64"/>
    </style:style>
    <style:style style:name="P10" style:family="paragraph" style:parent-style-name="Addressee">
      <style:text-properties officeooo:paragraph-rsid="00620b64"/>
    </style:style>
    <style:style style:name="P11" style:family="paragraph" style:parent-style-name="Question">
      <style:text-properties officeooo:paragraph-rsid="00620b64"/>
    </style:style>
    <style:style style:name="P12" style:family="paragraph" style:parent-style-name="Standard" style:master-page-name="Standard">
      <style:paragraph-properties style:page-number="auto"/>
      <style:text-properties fo:font-weight="bold" officeooo:rsid="0021545e" officeooo:paragraph-rsid="00620b64" style:font-weight-asian="bold" style:font-weight-complex="bold"/>
    </style:style>
    <style:style style:name="P13" style:family="paragraph" style:parent-style-name="Standard" style:master-page-name="Standard">
      <style:paragraph-properties style:page-number="auto"/>
      <style:text-properties fo:font-size="8pt" officeooo:paragraph-rsid="0067f667" style:font-size-asian="8pt" style:font-size-complex="8pt"/>
    </style:style>
    <style:style style:name="P14" style:family="paragraph" style:parent-style-name="Standard" style:master-page-name="Standard">
      <style:paragraph-properties style:page-number="auto"/>
      <style:text-properties fo:color="#bc7a00" style:font-name="0" fo:font-size="8pt" officeooo:paragraph-rsid="0062dfea" style:font-size-asian="8pt" style:font-size-complex="8pt"/>
    </style:style>
    <style:style style:name="P15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620b64" style:font-size-asian="8pt" style:font-style-asian="italic" style:font-size-complex="8pt"/>
    </style:style>
    <style:style style:name="P16" style:family="paragraph" style:parent-style-name="Standard">
      <style:text-properties fo:color="#bc7a00" style:font-name="0" fo:font-size="8pt" officeooo:paragraph-rsid="0062dfea" style:font-size-asian="8pt" style:font-size-complex="8pt"/>
    </style:style>
    <style:style style:name="P17" style:family="paragraph" style:parent-style-name="Standard">
      <style:text-properties fo:color="#bc7a00" style:font-name="0" fo:font-size="8pt" fo:font-style="italic" officeooo:rsid="000cabe9" officeooo:paragraph-rsid="00637415" style:font-size-asian="8pt" style:font-style-asian="italic" style:font-size-complex="8pt"/>
    </style:style>
    <style:style style:name="P18" style:family="paragraph" style:parent-style-name="Standard">
      <style:text-properties fo:color="#bc7a00" style:font-name="0" fo:font-size="8pt" fo:font-style="italic" officeooo:rsid="000cabe9" officeooo:paragraph-rsid="0067887d" style:font-size-asian="8pt" style:font-style-asian="italic" style:font-size-complex="8pt"/>
    </style:style>
    <style:style style:name="P19" style:family="paragraph" style:parent-style-name="Standard">
      <style:text-properties fo:color="#bc7a00" style:font-name="0" fo:font-size="8pt" fo:font-style="italic" officeooo:rsid="000cabe9" officeooo:paragraph-rsid="0067f667" style:font-size-asian="8pt" style:font-style-asian="italic" style:font-size-complex="8pt"/>
    </style:style>
    <style:style style:name="P20" style:family="paragraph" style:parent-style-name="Standard">
      <style:text-properties fo:color="#bc7a00" style:font-name="0" fo:font-size="8pt" fo:font-style="italic" officeooo:rsid="000cabe9" officeooo:paragraph-rsid="006b7561" style:font-size-asian="8pt" style:font-style-asian="italic" style:font-size-complex="8pt"/>
    </style:style>
    <style:style style:name="P21" style:family="paragraph" style:parent-style-name="Standard">
      <style:text-properties fo:color="#bc7a00" style:font-name="0" fo:font-size="8pt" fo:font-style="italic" officeooo:rsid="000cabe9" officeooo:paragraph-rsid="006b8f44" style:font-size-asian="8pt" style:font-style-asian="italic" style:font-size-complex="8pt"/>
    </style:style>
    <style:style style:name="P22" style:family="paragraph" style:parent-style-name="Standard">
      <style:text-properties fo:color="#bc7a00" style:font-name="0" fo:font-size="8pt" fo:font-style="italic" officeooo:rsid="000cabe9" officeooo:paragraph-rsid="006e0e9a" style:font-size-asian="8pt" style:font-style-asian="italic" style:font-size-complex="8pt"/>
    </style:style>
    <style:style style:name="P23" style:family="paragraph" style:parent-style-name="Standard">
      <style:text-properties fo:color="#408080" style:font-name="0" fo:font-size="8pt" fo:font-style="italic" officeooo:paragraph-rsid="0062dfea" style:font-size-asian="8pt" style:font-style-asian="italic" style:font-size-complex="8pt"/>
    </style:style>
    <style:style style:name="P24" style:family="paragraph" style:parent-style-name="Standard">
      <style:text-properties style:font-name="0" fo:font-size="8pt" officeooo:paragraph-rsid="0062dfea" style:font-size-asian="8pt" style:font-size-complex="8pt"/>
    </style:style>
    <style:style style:name="P25" style:family="paragraph" style:parent-style-name="Standard">
      <style:text-properties style:font-name="0" fo:font-size="8pt" officeooo:paragraph-rsid="00637415" style:font-size-asian="8pt" style:font-size-complex="8pt"/>
    </style:style>
    <style:style style:name="P26" style:family="paragraph" style:parent-style-name="Standard">
      <style:text-properties style:font-name="0" fo:font-size="8pt" officeooo:paragraph-rsid="0067887d" style:font-size-asian="8pt" style:font-size-complex="8pt"/>
    </style:style>
    <style:style style:name="P27" style:family="paragraph" style:parent-style-name="Standard">
      <style:text-properties style:font-name="0" fo:font-size="8pt" officeooo:paragraph-rsid="0067f667" style:font-size-asian="8pt" style:font-size-complex="8pt"/>
    </style:style>
    <style:style style:name="P28" style:family="paragraph" style:parent-style-name="Standard">
      <style:text-properties style:font-name="0" fo:font-size="8pt" officeooo:paragraph-rsid="006b7561" style:font-size-asian="8pt" style:font-size-complex="8pt"/>
    </style:style>
    <style:style style:name="P29" style:family="paragraph" style:parent-style-name="Standard">
      <style:text-properties style:font-name="0" fo:font-size="8pt" officeooo:paragraph-rsid="006b8f44" style:font-size-asian="8pt" style:font-size-complex="8pt"/>
    </style:style>
    <style:style style:name="P30" style:family="paragraph" style:parent-style-name="Standard">
      <style:text-properties style:font-name="0" fo:font-size="8pt" officeooo:paragraph-rsid="006e0e9a" style:font-size-asian="8pt" style:font-size-complex="8pt"/>
    </style:style>
    <style:style style:name="P31" style:family="paragraph" style:parent-style-name="Standard">
      <style:text-properties fo:font-size="8pt" officeooo:paragraph-rsid="00637415" style:font-size-asian="8pt" style:font-size-complex="8pt"/>
    </style:style>
    <style:style style:name="P32" style:family="paragraph" style:parent-style-name="Standard">
      <style:text-properties fo:font-size="8pt" officeooo:paragraph-rsid="0067887d" style:font-size-asian="8pt" style:font-size-complex="8pt"/>
    </style:style>
    <style:style style:name="P33" style:family="paragraph" style:parent-style-name="Standard">
      <style:text-properties fo:font-size="8pt" officeooo:paragraph-rsid="0067f667" style:font-size-asian="8pt" style:font-size-complex="8pt"/>
    </style:style>
    <style:style style:name="P34" style:family="paragraph" style:parent-style-name="Standard">
      <style:text-properties fo:font-size="8pt" officeooo:paragraph-rsid="006b7561" style:font-size-asian="8pt" style:font-size-complex="8pt"/>
    </style:style>
    <style:style style:name="P35" style:family="paragraph" style:parent-style-name="Standard">
      <style:text-properties fo:font-size="8pt" officeooo:paragraph-rsid="006b8f44" style:font-size-asian="8pt" style:font-size-complex="8pt"/>
    </style:style>
    <style:style style:name="P36" style:family="paragraph" style:parent-style-name="Standard">
      <style:text-properties fo:font-size="8pt" officeooo:paragraph-rsid="006e0e9a" style:font-size-asian="8pt" style:font-size-complex="8pt"/>
    </style:style>
    <style:style style:name="P37" style:family="paragraph" style:parent-style-name="Standard" style:master-page-name="Standard">
      <style:paragraph-properties style:page-number="auto"/>
      <style:text-properties fo:font-size="8pt" officeooo:paragraph-rsid="00637415" style:font-size-asian="8pt" style:font-size-complex="8pt"/>
    </style:style>
    <style:style style:name="P38" style:family="paragraph" style:parent-style-name="Standard" style:master-page-name="Standard">
      <style:paragraph-properties style:page-number="auto"/>
      <style:text-properties fo:font-size="8pt" officeooo:paragraph-rsid="0067887d" style:font-size-asian="8pt" style:font-size-complex="8pt"/>
    </style:style>
    <style:style style:name="P39" style:family="paragraph" style:parent-style-name="Standard" style:master-page-name="Standard">
      <style:paragraph-properties style:page-number="auto"/>
      <style:text-properties fo:font-weight="bold" officeooo:rsid="0021545e" officeooo:paragraph-rsid="0067f667" style:font-weight-asian="bold" style:font-weight-complex="bold"/>
    </style:style>
    <style:style style:name="P40" style:family="paragraph" style:parent-style-name="Standard" style:master-page-name="Standard">
      <style:paragraph-properties style:page-number="auto"/>
      <style:text-properties fo:font-weight="bold" officeooo:rsid="0067f667" officeooo:paragraph-rsid="0067f667" style:font-weight-asian="bold" style:font-weight-complex="bold"/>
    </style:style>
    <style:style style:name="P41" style:family="paragraph" style:parent-style-name="Standard" style:master-page-name="Standard">
      <style:paragraph-properties style:page-number="auto"/>
      <style:text-properties fo:font-weight="bold" officeooo:rsid="0021545e" officeooo:paragraph-rsid="006b7561" style:font-weight-asian="bold" style:font-weight-complex="bold"/>
    </style:style>
    <style:style style:name="P42" style:family="paragraph" style:parent-style-name="Standard" style:master-page-name="Standard">
      <style:paragraph-properties style:page-number="auto"/>
      <style:text-properties fo:font-size="8pt" officeooo:paragraph-rsid="006b7561" style:font-size-asian="8pt" style:font-size-complex="8pt"/>
    </style:style>
    <style:style style:name="P43" style:family="paragraph" style:parent-style-name="Standard" style:master-page-name="Standard">
      <style:paragraph-properties style:page-number="auto"/>
      <style:text-properties fo:font-size="8pt" officeooo:paragraph-rsid="006b8f44" style:font-size-asian="8pt" style:font-size-complex="8pt"/>
    </style:style>
    <style:style style:name="P44" style:family="paragraph" style:parent-style-name="Standard" style:master-page-name="Standard">
      <style:paragraph-properties style:page-number="auto"/>
      <style:text-properties fo:font-size="8pt" officeooo:paragraph-rsid="006e0e9a" style:font-size-asian="8pt" style:font-size-complex="8pt"/>
    </style:style>
    <style:style style:name="P45" style:family="paragraph" style:parent-style-name="Heading_20_1">
      <style:text-properties officeooo:paragraph-rsid="00620b64"/>
    </style:style>
    <style:style style:name="P46" style:family="paragraph" style:parent-style-name="Heading_20_1">
      <style:text-properties officeooo:paragraph-rsid="0067f667"/>
    </style:style>
    <style:style style:name="P47" style:family="paragraph" style:parent-style-name="Addressee">
      <style:text-properties officeooo:rsid="0063422d" officeooo:paragraph-rsid="0063422d"/>
    </style:style>
    <style:style style:name="P48" style:family="paragraph" style:parent-style-name="Addressee">
      <style:text-properties officeooo:paragraph-rsid="0063422d"/>
    </style:style>
    <style:style style:name="P49" style:family="paragraph" style:parent-style-name="Addressee">
      <style:text-properties officeooo:rsid="00637415" officeooo:paragraph-rsid="00637415"/>
    </style:style>
    <style:style style:name="P50" style:family="paragraph" style:parent-style-name="Addressee">
      <style:text-properties officeooo:rsid="0063bff9" officeooo:paragraph-rsid="0063bff9"/>
    </style:style>
    <style:style style:name="P51" style:family="paragraph" style:parent-style-name="Addressee">
      <style:text-properties officeooo:paragraph-rsid="006665d9"/>
    </style:style>
    <style:style style:name="P52" style:family="paragraph" style:parent-style-name="Addressee">
      <style:text-properties officeooo:rsid="006665d9" officeooo:paragraph-rsid="006665d9"/>
    </style:style>
    <style:style style:name="P53" style:family="paragraph" style:parent-style-name="Addressee">
      <style:text-properties officeooo:rsid="0069c7ed" officeooo:paragraph-rsid="0069c7ed"/>
    </style:style>
    <style:style style:name="P54" style:family="paragraph" style:parent-style-name="Addressee" style:master-page-name="Standard">
      <style:paragraph-properties style:page-number="auto"/>
    </style:style>
    <style:style style:name="P55" style:family="paragraph" style:parent-style-name="Question">
      <style:text-properties officeooo:paragraph-rsid="0067f667"/>
    </style:style>
    <style:style style:name="P56" style:family="paragraph" style:parent-style-name="Question">
      <style:text-properties officeooo:paragraph-rsid="006b7561"/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fo:color="#008000" style:font-name="0" fo:font-weight="bold" style:font-weight-asian="bold"/>
    </style:style>
    <style:style style:name="T3" style:family="text">
      <style:text-properties style:font-name="0"/>
    </style:style>
    <style:style style:name="T4" style:family="text">
      <style:text-properties style:font-name="0" loext:padding="0in" loext:border="none"/>
    </style:style>
    <style:style style:name="T5" style:family="text">
      <style:text-properties fo:color="#b00040" style:font-name="0"/>
    </style:style>
    <style:style style:name="T6" style:family="text">
      <style:text-properties fo:color="#b00040" style:font-name="0"/>
    </style:style>
    <style:style style:name="T7" style:family="text">
      <style:text-properties fo:color="#0000ff" style:font-name="0" fo:font-weight="bold" style:font-weight-asian="bold"/>
    </style:style>
    <style:style style:name="T8" style:family="text">
      <style:text-properties fo:color="#0000ff" style:font-name="0" fo:font-weight="bold" style:font-weight-asian="bold"/>
    </style:style>
    <style:style style:name="T9" style:family="text">
      <style:text-properties fo:color="#0000ff" style:font-name="0"/>
    </style:style>
    <style:style style:name="T10" style:family="text">
      <style:text-properties fo:color="#666666" style:font-name="0"/>
    </style:style>
    <style:style style:name="T11" style:family="text">
      <style:text-properties fo:color="#666666" style:font-name="0"/>
    </style:style>
    <style:style style:name="T12" style:family="text">
      <style:text-properties fo:color="#bc7a00" style:font-name="0"/>
    </style:style>
    <style:style style:name="T13" style:family="text">
      <style:text-properties fo:color="#408080" style:font-name="0" fo:font-style="italic" style:font-style-asian="italic"/>
    </style:style>
    <style:style style:name="T14" style:family="text">
      <style:text-properties fo:color="#ba2121" style:font-name="0"/>
    </style:style>
    <style:style style:name="T15" style:family="text">
      <style:text-properties fo:color="#ba2121" style:font-name="0"/>
    </style:style>
    <style:style style:name="T16" style:family="text">
      <style:text-properties officeooo:rsid="0030b032"/>
    </style:style>
    <style:style style:name="T17" style:family="text">
      <style:text-properties officeooo:rsid="0037305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620b64"/>
    </style:style>
    <style:style style:name="T21" style:family="text">
      <style:text-properties officeooo:rsid="0063422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6665d9"/>
    </style:style>
    <style:style style:name="T24" style:family="text">
      <style:text-properties fo:color="#bb6622" style:font-name="0"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7">Lista de exercícios <text:span text:style-name="T17">Módulo 09: Projeto de classes e design de API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8"><text:a xlink:type="simple" xlink:href="#__RefHeading___Toc21922_2216427884" text:style-name="Index_20_Link" text:visited-style-name="Index_20_Link">Questão 1<text:tab/>1</text:a></text:p>
          <text:p text:style-name="P8"><text:a xlink:type="simple" xlink:href="#__RefHeading___Toc3889_3259472531" text:style-name="Index_20_Link" text:visited-style-name="Index_20_Link">Questão 2<text:tab/>2</text:a></text:p>
          <text:p text:style-name="P8"><text:a xlink:type="simple" xlink:href="#__RefHeading___Toc3891_3259472531" text:style-name="Index_20_Link" text:visited-style-name="Index_20_Link">Questão 3<text:tab/>3</text:a></text:p>
          <text:p text:style-name="P8"><text:a xlink:type="simple" xlink:href="#__RefHeading___Toc3893_3259472531" text:style-name="Index_20_Link" text:visited-style-name="Index_20_Link">Questão 4<text:tab/>3</text:a></text:p>
          <text:p text:style-name="P8"><text:a xlink:type="simple" xlink:href="#__RefHeading___Toc3895_3259472531" text:style-name="Index_20_Link" text:visited-style-name="Index_20_Link">Questão 5<text:tab/>6</text:a></text:p>
          <text:p text:style-name="P8"><text:a xlink:type="simple" xlink:href="#__RefHeading___Toc3897_3259472531" text:style-name="Index_20_Link" text:visited-style-name="Index_20_Link">Questão 6<text:tab/>8</text:a></text:p>
          <text:p text:style-name="P8"><text:a xlink:type="simple" xlink:href="#__RefHeading___Toc3899_3259472531" text:style-name="Index_20_Link" text:visited-style-name="Index_20_Link">Questão 7<text:tab/>8</text:a></text:p>
          <text:p text:style-name="P8"><text:a xlink:type="simple" xlink:href="#__RefHeading___Toc3901_3259472531" text:style-name="Index_20_Link" text:visited-style-name="Index_20_Link">Questão 8<text:tab/>9</text:a></text:p>
          <text:p text:style-name="P8"><text:a xlink:type="simple" xlink:href="#__RefHeading___Toc3903_3259472531" text:style-name="Index_20_Link" text:visited-style-name="Index_20_Link">Questão 9<text:tab/>9</text:a></text:p>
        </text:index-body>
      </text:table-of-content>
      <text:h text:style-name="P45" text:outline-level="1">Questão 1</text:h>
      <text:p text:style-name="P11">Itere mais uma vez sobre a <text:span text:style-name="T20">função</text:span> sum( ) e <text:span text:style-name="T20">faça</text:span> um lifting que a permita funcionar com listas encadeada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main.<text:span text:style-name="T16">cpp</text:span></text:p>
          </table:table-cell>
        </table:table-row>
        <table:table-row>
          <table:table-cell table:style-name="Table1.A2" office:value-type="string">
            <text:p text:style-name="P14">#include &lt;iostream&gt;</text:p>
            <text:p text:style-name="P16">#include &lt;string&gt;</text:p>
            <text:p text:style-name="P16">#include &lt;vector&gt;</text:p>
            <text:p text:style-name="P16">#include &lt;list&gt;</text:p>
            <text:p text:style-name="P16">#include &lt;deque&gt;</text:p>
            <text:p text:style-name="P16">#include &lt;type_traits&gt;</text:p>
            <text:p text:style-name="P5"/>
            <text:p text:style-name="P23">// http://www.cplusplus.com/forum/articles/20881/</text:p>
            <text:p text:style-name="P23">// https://stackoverflow.com/questions/18467190/a-template-function-that-takes-iterators-or-pointers-and-gets-the-pointed-to-typ</text:p>
            <text:p text:style-name="P6"><text:span text:style-name="T1">template</text:span><text:span text:style-name="T10">&lt;</text:span><text:span text:style-name="T1">class</text:span><text:span text:style-name="T3"> </text:span><text:span text:style-name="T7">ForwardIteratorType</text:span><text:span text:style-name="T10">&gt;</text:span></text:p>
            <text:p text:style-name="P6"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 sum( ForwardIteratorType begin, ForwardIteratorType end) {</text:span></text:p>
            <text:p text:style-name="P6"><text:span text:style-name="T3"><text:tab/></text:span><text:span text:style-name="T1">auto</text:span><text:span text:style-name="T3"> result </text:span><text:span text:style-name="T10">=</text:span><text:span text:style-name="T3"> 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();</text:span></text:p>
            <text:p text:style-name="P6"><text:span text:style-name="T3"><text:s text:c="4"/></text:span><text:span text:style-name="T1">while</text:span><text:span text:style-name="T3">(begin </text:span><text:span text:style-name="T10">!=</text:span><text:span text:style-name="T3"> end)</text:span></text:p>
            <text:p text:style-name="P5"><text:s text:c="4"/>{</text:p>
            <text:p text:style-name="P6"><text:span text:style-name="T3"><text:tab/><text:tab/>result </text:span><text:span text:style-name="T10">=</text:span><text:span text:style-name="T3"> result </text:span><text:span text:style-name="T10">+</text:span><text:span text:style-name="T3"> </text:span><text:span text:style-name="T10">*</text:span><text:span text:style-name="T3">(begin);</text:span></text:p>
            <text:p text:style-name="P6"><text:span text:style-name="T3"><text:s text:c="8"/></text:span><text:span text:style-name="T10">++</text:span><text:span text:style-name="T3">begin;</text:span></text:p>
            <text:p text:style-name="P5"><text:s text:c="4"/>}</text:p>
            <text:p text:style-name="P5"/>
            <text:p text:style-name="P6"><text:span text:style-name="T3"><text:tab/></text:span><text:span text:style-name="T1">return</text:span><text:span text:style-name="T3"> result;</text:span></text:p>
            <text:p text:style-name="P5">}</text:p>
            <text:p text:style-name="P5"/>
            <text:p text:style-name="P6"><text:span text:style-name="T5">int</text:span><text:span text:style-name="T3"> main()</text:span></text:p>
            <text:p text:style-name="P5">{</text:p>
            <text:p text:style-name="P6"><text:span text:style-name="T3"><text:s text:c="4"/></text:span><text:span text:style-name="T1">const</text:span><text:span text:style-name="T3"> </text:span><text:span text:style-name="T5">int</text:span><text:span text:style-name="T3"> LENGTH(</text:span><text:span text:style-name="T10">6</text:span><text:span text:style-name="T3">);</text:span></text:p>
            <text:p text:style-name="P6"><text:span text:style-name="T3"><text:s text:c="4"/></text:span><text:span text:style-name="T5">int</text:span><text:span text:style-name="T3"> data[LENGTH] </text:span><text:span text:style-name="T10">=</text:span><text:span text:style-name="T3"> { </text:span><text:span text:style-name="T10">5</text:span><text:span text:style-name="T3">, </text:span><text:span text:style-name="T10">7</text:span><text:span text:style-name="T3">, </text:span><text:span text:style-name="T10">8</text:span><text:span text:style-name="T3">, </text:span><text:span text:style-name="T10">9</text:span><text:span text:style-name="T3">, </text:span><text:span text:style-name="T10">1</text:span><text:span text:style-name="T3">, </text:span><text:span text:style-name="T10">2</text:span><text:span text:style-name="T3"> };</text:span></text:p>
            <text:p text:style-name="P6"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10">&gt;</text:span><text:span text:style-name="T3"> vData(data, data </text:span><text:span text:style-name="T10">+</text:span><text:span text:style-name="T3"> LENGTH);</text:span></text:p>
            <text:p text:style-name="P6"><text:span text:style-name="T3"><text:s text:c="4"/>std</text:span><text:span text:style-name="T10">::</text:span><text:span text:style-name="T3">list</text:span><text:span text:style-name="T10">&lt;</text:span><text:span text:style-name="T5">int</text:span><text:span text:style-name="T10">&gt;</text:span><text:span text:style-name="T3"> lData(data, data </text:span><text:span text:style-name="T10">+</text:span><text:span text:style-name="T3"> LENGTH);</text:span></text:p>
            <text:p text:style-name="P6"><text:span text:style-name="T3"><text:s text:c="4"/>std</text:span><text:span text:style-name="T10">::</text:span><text:span text:style-name="T3">deque</text:span><text:span text:style-name="T10">&lt;</text:span><text:span text:style-name="T5">int</text:span><text:span text:style-name="T10">&gt;</text:span><text:span text:style-name="T3"> dData(data, data </text:span><text:span text:style-name="T10">+</text:span><text:span text:style-name="T3"> LENGTH);</text:span></text:p>
            <text:p text:style-name="P5"/>
            <text:p text:style-name="P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sum: "</text:span><text:span text:style-name="T3"> </text:span><text:span text:style-name="T10">&lt;&lt;</text:span><text:span text:style-name="T3"> sum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sum: "</text:span><text:span text:style-name="T3"> </text:span><text:span text:style-name="T10">&lt;&lt;</text:span><text:span text:style-name="T3"> sum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sum: "</text:span><text:span text:style-name="T3"> </text:span><text:span text:style-name="T10">&lt;&lt;</text:span><text:span text:style-name="T3"> sum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6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sum: "</text:span><text:span text:style-name="T3"> </text:span><text:span text:style-name="T10">&lt;&lt;</text:span><text:span text:style-name="T3"> sum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5"><text:soft-page-break/></text:p>
            <text:p text:style-name="P6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4">}</text:p>
          </table:table-cell>
        </table:table-row>
      </table:table>
      <text:h text:style-name="P45" text:outline-level="1">Questão <text:span text:style-name="T20">2</text:span></text:h>
      <text:p text:style-name="Question">Resolva o problema de invocar std::sort( ) em um container do tipo std::list.</text:p>
      <text:p text:style-name="P47">Basta chamar o método <text:span text:style-name="T18">sort()</text:span><text:span text:style-name="T22"> da própria std::list. Não é possível utilizar std::sort em uma std::list pois std::sort requer que os iteradores utilizados fornecem acesso aleatório.</text:span></text:p>
      <text:p text:style-name="P48"><text:span text:style-name="T21">Fonte: </text:span><text:a xlink:type="simple" xlink:href="https://stackoverflow.com/questions/10652674/sorting-stdlists-using-stdsort" text:style-name="Internet_20_link" text:visited-style-name="Visited_20_Internet_20_Link"><text:span text:style-name="T21">https://stackoverflow.com/questions/10652674/sorting-stdlists-using-stdsort</text:span></text:a></text:p>
      <text:h text:style-name="Heading_20_1" text:outline-level="1">Questão <text:span text:style-name="T20">3</text:span></text:h>
      <text:p text:style-name="Question">Coloque um default template argument em Accumulator e generalize-o para utilizar iteradores (ao invés de ponteiros). Qual conceito de iterador a implementação exige?</text:p>
      <text:p text:style-name="P49">Os iteradores precisam implementar o conceito ForwardIterator, pois permite ser incrementado para obter o próximo elemento e dereferenciado para leitura do elemento atual.</text:p>
      <text:p text:style-name="P50">Fonte: <text:a xlink:type="simple" xlink:href="https://www.sgi.com/tech/stl/Iterators.html" text:style-name="Internet_20_link" text:visited-style-name="Visited_20_Internet_20_Link">https://www.sgi.com/tech/stl/Iterators.html</text:a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main.<text:span text:style-name="T16">cpp</text:span></text:p>
          </table:table-cell>
        </table:table-row>
        <table:table-row>
          <table:table-cell table:style-name="Table3.A2" office:value-type="string">
            <text:p text:style-name="P37"><text:span text:style-name="T12">#include &lt;iostream&gt;</text:span></text:p>
            <text:p text:style-name="P31"><text:span text:style-name="T12">#include &lt;string&gt;</text:span></text:p>
            <text:p text:style-name="P31"><text:span text:style-name="T12">#include &lt;vector&gt;</text:span></text:p>
            <text:p text:style-name="P31"><text:span text:style-name="T12">#include &lt;list&gt;</text:span></text:p>
            <text:p text:style-name="P31"><text:span text:style-name="T12">#include &lt;deque&gt;</text:span></text:p>
            <text:p text:style-name="P31"><text:span text:style-name="T12">#include &lt;type_traits&gt;</text:span></text:p>
            <text:p text:style-name="P25"/>
            <text:p text:style-name="P31"><text:span text:style-name="T1">template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1"><text:span text:style-name="T1">struct</text:span><text:span text:style-name="T3"> SumPolicy {</text:span></text:p>
            <text:p text:style-name="P31"><text:span text:style-name="T3"><text:s text:c="4"/></text:span><text:span text:style-name="T1">static</text:span><text:span text:style-name="T3"> </text:span><text:span text:style-name="T5">void</text:span><text:span text:style-name="T3"> accumulate(T</text:span><text:span text:style-name="T10">&amp;</text:span><text:span text:style-name="T3"> total, T v) { total </text:span><text:span text:style-name="T10">+=</text:span><text:span text:style-name="T3"> v; }</text:span></text:p>
            <text:p text:style-name="P31"><text:span text:style-name="T3">};</text:span></text:p>
            <text:p text:style-name="P25"/>
            <text:p text:style-name="P31"><text:span text:style-name="T1">template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1"><text:span text:style-name="T1">struct</text:span><text:span text:style-name="T3"> MultiplyPolicy {</text:span></text:p>
            <text:p text:style-name="P31"><text:span text:style-name="T3"><text:s text:c="4"/></text:span><text:span text:style-name="T1">static</text:span><text:span text:style-name="T3"> </text:span><text:span text:style-name="T5">void</text:span><text:span text:style-name="T3"> accumulate(T</text:span><text:span text:style-name="T10">&amp;</text:span><text:span text:style-name="T3"> total, T v) { total </text:span><text:span text:style-name="T10">*=</text:span><text:span text:style-name="T3"> v; }</text:span></text:p>
            <text:p text:style-name="P31"><text:span text:style-name="T3">};</text:span></text:p>
            <text:p text:style-name="P25"/>
            <text:p text:style-name="P31"><text:span text:style-name="T13">// https://stackoverflow.com/questions/12930653/getting-an-neutral-element-for-stdmultiply-and-stdplus</text:span></text:p>
            <text:p text:style-name="P31"><text:span text:style-name="T1">template</text:span><text:span text:style-name="T3"> </text:span><text:span text:style-name="T10">&lt;</text:span><text:span text:style-name="T1">typename</text:span><text:span text:style-name="T3"> Policy</text:span><text:span text:style-name="T10">&gt;</text:span><text:span text:style-name="T3"> </text:span><text:span text:style-name="T1">struct</text:span><text:span text:style-name="T3"> PolicyTraits;</text:span></text:p>
            <text:p text:style-name="P31"><text:span text:style-name="T1">template</text:span><text:span text:style-name="T10">&lt;&gt;</text:span></text:p>
            <text:p text:style-name="P31"><text:span text:style-name="T1">struct</text:span><text:span text:style-name="T3"> PolicyTraits</text:span><text:span text:style-name="T10">&lt;</text:span><text:span text:style-name="T3">SumPolicy</text:span><text:span text:style-name="T10">&lt;</text:span><text:span text:style-name="T5">int</text:span><text:span text:style-name="T10">&gt;</text:span><text:span text:style-name="T3"> </text:span><text:span text:style-name="T10">&gt;</text:span></text:p>
            <text:p text:style-name="P31"><text:span text:style-name="T3">{</text:span></text:p>
            <text:p text:style-name="P31"><text:span text:style-name="T3"><text:s text:c="4"/></text:span><text:span text:style-name="T1">static</text:span><text:span text:style-name="T3"> </text:span><text:span text:style-name="T5">int</text:span><text:span text:style-name="T3"> </text:span><text:span text:style-name="T1">const</text:span><text:span text:style-name="T3"> identity </text:span><text:span text:style-name="T10">=</text:span><text:span text:style-name="T3"> </text:span><text:span text:style-name="T10">0</text:span><text:span text:style-name="T3">;</text:span></text:p>
            <text:p text:style-name="P31"><text:span text:style-name="T3">};</text:span></text:p>
            <text:p text:style-name="P31"><text:span text:style-name="T1">template</text:span><text:span text:style-name="T10">&lt;&gt;</text:span></text:p>
            <text:p text:style-name="P31"><text:span text:style-name="T1">struct</text:span><text:span text:style-name="T3"> PolicyTraits</text:span><text:span text:style-name="T10">&lt;</text:span><text:span text:style-name="T3">MultiplyPolicy</text:span><text:span text:style-name="T10">&lt;</text:span><text:span text:style-name="T5">int</text:span><text:span text:style-name="T10">&gt;</text:span><text:span text:style-name="T3"> </text:span><text:span text:style-name="T10">&gt;</text:span></text:p>
            <text:p text:style-name="P31"><text:span text:style-name="T3">{</text:span></text:p>
            <text:p text:style-name="P31"><text:span text:style-name="T3"><text:s text:c="4"/></text:span><text:span text:style-name="T1">static</text:span><text:span text:style-name="T3"> </text:span><text:span text:style-name="T5">int</text:span><text:span text:style-name="T3"> </text:span><text:span text:style-name="T1">const</text:span><text:span text:style-name="T3"> identity </text:span><text:span text:style-name="T10">=</text:span><text:span text:style-name="T3"> </text:span><text:span text:style-name="T10">1</text:span><text:span text:style-name="T3">;</text:span></text:p>
            <text:p text:style-name="P31"><text:span text:style-name="T3">};</text:span></text:p>
            <text:p text:style-name="P25"/>
            <text:p text:style-name="P31"><text:span text:style-name="T1">template</text:span><text:span text:style-name="T3"> </text:span><text:span text:style-name="T10">&lt;</text:span><text:span text:style-name="T1">template</text:span><text:span text:style-name="T10">&lt;</text:span><text:span text:style-name="T3">class</text:span><text:span text:style-name="T10">&gt;</text:span><text:span text:style-name="T3"> </text:span><text:span text:style-name="T1">class</text:span><text:span text:style-name="T3"> </text:span><text:span text:style-name="T7">Policy</text:span><text:span text:style-name="T3"> </text:span><text:span text:style-name="T10">=</text:span><text:span text:style-name="T3"> SumPolicy</text:span><text:span text:style-name="T10">&gt;</text:span></text:p>
            <text:p text:style-name="P31"><text:span text:style-name="T1">struct</text:span><text:span text:style-name="T3"> Accumulator {</text:span></text:p>
            <text:p text:style-name="P31"><text:span text:style-name="T3"><text:s text:c="4"/></text:span><text:span text:style-name="T1">template</text:span><text:span text:style-name="T10">&lt;</text:span><text:span text:style-name="T1">class</text:span><text:span text:style-name="T3"> </text:span><text:span text:style-name="T7">ForwardIteratorType</text:span><text:span text:style-name="T10">&gt;</text:span></text:p>
            <text:p text:style-name="P31"><text:span text:style-name="T3"><text:s text:c="4"/></text:span><text:span text:style-name="T1">static</text:span><text:span text:style-name="T3"> 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 run(ForwardIteratorType cur, ForwardIteratorType end) {</text:span></text:p>
            <text:p text:style-name="P31"><text:span text:style-name="T3"><text:s text:c="8"/></text:span><text:span text:style-name="T1">auto</text:span><text:span text:style-name="T3"> acc </text:span><text:span text:style-name="T10">=</text:span><text:span text:style-name="T3"> PolicyTraits</text:span><text:span text:style-name="T10">&lt;</text:span><text:span text:style-name="T3">Policy</text:span><text:span text:style-name="T10">&lt;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</text:span><text:span text:style-name="T10">&gt;&gt;::</text:span><text:span text:style-name="T3">identity;</text:span></text:p>
            <text:p text:style-name="P31"><text:span text:style-name="T3"><text:s text:c="8"/></text:span><text:span text:style-name="T13">// std::cout &lt;&lt; "acc = " &lt;&lt; acc &lt;&lt; std::endl;</text:span></text:p>
            <text:p text:style-name="P31"><text:span text:style-name="T3"><text:s text:c="8"/></text:span><text:span text:style-name="T1">while</text:span><text:span text:style-name="T3"> (cur </text:span><text:span text:style-name="T10">!=</text:span><text:span text:style-name="T3"> end){</text:span></text:p>
            <text:p text:style-name="P31"><text:span text:style-name="T3"><text:s text:c="12"/></text:span><text:span text:style-name="T13">// std::cout &lt;&lt; "cur = " &lt;&lt; *cur &lt;&lt; std::endl;</text:span></text:p>
            <text:p text:style-name="P31"><text:span text:style-name="T3"><text:s text:c="12"/>Policy</text:span><text:span text:style-name="T10">&lt;</text:span><text:span text:style-name="T1">typename</text:span><text:span text:style-name="T3"> std</text:span><text:span text:style-name="T10">::</text:span><text:span text:style-name="T3">iterator_traits</text:span><text:span text:style-name="T10">&lt;</text:span><text:span text:style-name="T3">ForwardIteratorType</text:span><text:span text:style-name="T10">&gt;::</text:span><text:span text:style-name="T3">value_type</text:span><text:span text:style-name="T10">&gt;::</text:span><text:span text:style-name="T3">accumulate(acc, </text:span><text:span text:style-name="T10">*</text:span><text:span text:style-name="T3">cur);</text:span></text:p>
            <text:p text:style-name="P31"><text:span text:style-name="T3"><text:s text:c="12"/>cur</text:span><text:span text:style-name="T10">++</text:span><text:span text:style-name="T3">;</text:span></text:p>
            <text:p text:style-name="P31"><text:span text:style-name="T3"><text:s text:c="12"/></text:span><text:span text:style-name="T13">// std::cout &lt;&lt; "acc = " &lt;&lt; acc &lt;&lt; std::endl;</text:span></text:p>
            <text:p text:style-name="P31"><text:soft-page-break/><text:span text:style-name="T3"><text:s text:c="8"/>}</text:span></text:p>
            <text:p text:style-name="P31"><text:span text:style-name="T3"><text:s text:c="8"/></text:span><text:span text:style-name="T1">return</text:span><text:span text:style-name="T3"> acc;</text:span></text:p>
            <text:p text:style-name="P31"><text:span text:style-name="T3"><text:s text:c="4"/>}</text:span></text:p>
            <text:p text:style-name="P31"><text:span text:style-name="T3">};</text:span></text:p>
            <text:p text:style-name="P25"/>
            <text:p text:style-name="P31"><text:span text:style-name="T5">int</text:span><text:span text:style-name="T3"> </text:span><text:span text:style-name="T9">main</text:span><text:span text:style-name="T3">()</text:span></text:p>
            <text:p text:style-name="P31"><text:span text:style-name="T3">{</text:span></text:p>
            <text:p text:style-name="P31"><text:span text:style-name="T3"><text:s text:c="4"/></text:span><text:span text:style-name="T1">const</text:span><text:span text:style-name="T3"> </text:span><text:span text:style-name="T5">int</text:span><text:span text:style-name="T3"> LENGTH(</text:span><text:span text:style-name="T10">6</text:span><text:span text:style-name="T3">);</text:span></text:p>
            <text:p text:style-name="P31"><text:span text:style-name="T3"><text:s text:c="4"/></text:span><text:span text:style-name="T5">int</text:span><text:span text:style-name="T3"> data[LENGTH] </text:span><text:span text:style-name="T10">=</text:span><text:span text:style-name="T3"> { </text:span><text:span text:style-name="T10">1</text:span><text:span text:style-name="T3">, </text:span><text:span text:style-name="T10">2</text:span><text:span text:style-name="T3">, </text:span><text:span text:style-name="T10">3</text:span><text:span text:style-name="T3">, </text:span><text:span text:style-name="T10">4</text:span><text:span text:style-name="T3">, </text:span><text:span text:style-name="T10">5</text:span><text:span text:style-name="T3">, </text:span><text:span text:style-name="T10">6</text:span><text:span text:style-name="T3"> };</text:span></text:p>
            <text:p text:style-name="P31"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10">&gt;</text:span><text:span text:style-name="T3"> vData(data, data </text:span><text:span text:style-name="T10">+</text:span><text:span text:style-name="T3"> LENGTH);</text:span></text:p>
            <text:p text:style-name="P31"><text:span text:style-name="T3"><text:s text:c="4"/>std</text:span><text:span text:style-name="T10">::</text:span><text:span text:style-name="T3">list</text:span><text:span text:style-name="T10">&lt;</text:span><text:span text:style-name="T5">int</text:span><text:span text:style-name="T10">&gt;</text:span><text:span text:style-name="T3"> lData(data, data </text:span><text:span text:style-name="T10">+</text:span><text:span text:style-name="T3"> LENGTH);</text:span></text:p>
            <text:p text:style-name="P31"><text:span text:style-name="T3"><text:s text:c="4"/>std</text:span><text:span text:style-name="T10">::</text:span><text:span text:style-name="T3">deque</text:span><text:span text:style-name="T10">&lt;</text:span><text:span text:style-name="T5">int</text:span><text:span text:style-name="T10">&gt;</text:span><text:span text:style-name="T3"> dData(data, data </text:span><text:span text:style-name="T10">+</text:span><text:span text:style-name="T3"> LENGTH);</text:span></text:p>
            <text:p text:style-name="P25"/>
            <text:p text:style-name="P31"><text:span text:style-name="T3"><text:s text:c="4"/></text:span><text:span text:style-name="T13">// https://stackoverflow.com/questions/15373823/template-default-arguments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sum_acc: "</text:span><text:span text:style-name="T3"> </text:span><text:span text:style-name="T10">&lt;&lt;</text:span><text:span text:style-name="T3"> Accumulator</text:span><text:span text:style-name="T10">&lt;&gt;::</text:span><text:span text:style-name="T3">run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sum_acc: "</text:span><text:span text:style-name="T3"> </text:span><text:span text:style-name="T10">&lt;&lt;</text:span><text:span text:style-name="T3"> Accumulator</text:span><text:span text:style-name="T10">&lt;&gt;::</text:span><text:span text:style-name="T3">run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sum_acc: "</text:span><text:span text:style-name="T3"> </text:span><text:span text:style-name="T10">&lt;&lt;</text:span><text:span text:style-name="T3"> Accumulator</text:span><text:span text:style-name="T10">&lt;&gt;::</text:span><text:span text:style-name="T3">run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sum_acc: "</text:span><text:span text:style-name="T3"> </text:span><text:span text:style-name="T10">&lt;&lt;</text:span><text:span text:style-name="T3"> Accumulator</text:span><text:span text:style-name="T10">&lt;&gt;::</text:span><text:span text:style-name="T3">run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25"/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Array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data, data </text:span><text:span text:style-name="T10">+</text:span><text:span text:style-name="T3"> LENGTH) </text:span><text:span text:style-name="T10">&lt;&lt;</text:span><text:span text:style-name="T3"> std</text:span><text:span text:style-name="T10">::</text:span><text:span text:style-name="T3">endl;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Vector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vData.begin(), vData.end()) </text:span><text:span text:style-name="T10">&lt;&lt;</text:span><text:span text:style-name="T3"> std</text:span><text:span text:style-name="T10">::</text:span><text:span text:style-name="T3">endl;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List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lData.begin(), lData.end()) </text:span><text:span text:style-name="T10">&lt;&lt;</text:span><text:span text:style-name="T3"> std</text:span><text:span text:style-name="T10">::</text:span><text:span text:style-name="T3">endl; <text:s/></text:span></text:p>
            <text:p text:style-name="P31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Deque mult_acc: "</text:span><text:span text:style-name="T3"> </text:span><text:span text:style-name="T10">&lt;&lt;</text:span><text:span text:style-name="T3"> Accumulator</text:span><text:span text:style-name="T10">&lt;</text:span><text:span text:style-name="T3">MultiplyPolicy</text:span><text:span text:style-name="T10">&gt;::</text:span><text:span text:style-name="T3">run(dData.begin(), dData.end()) </text:span><text:span text:style-name="T10">&lt;&lt;</text:span><text:span text:style-name="T3"> std</text:span><text:span text:style-name="T10">::</text:span><text:span text:style-name="T3">endl;</text:span></text:p>
            <text:p text:style-name="P25"/>
            <text:p text:style-name="P31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17">}</text:p>
          </table:table-cell>
        </table:table-row>
      </table:table>
      <text:h text:style-name="P45" text:outline-level="1">Questão <text:span text:style-name="T20">4</text:span></text:h>
      <text:p text:style-name="Question">Pesquise na Internet, apenas para conhecimento, sobre o Curiously Recurring Template Pattern.</text:p>
      <text:p text:style-name="P52">O CRTP ocorre quando uma classe tem uma classe base que é uma especialização de template da própria classe filha.</text:p>
      <text:p text:style-name="P51">Fonte: <text:a xlink:type="simple" xlink:href="https://stackoverflow.com/questions/4173254/what-is-the-curiously-recurring-template-pattern-crtp" text:style-name="Internet_20_link" text:visited-style-name="Visited_20_Internet_20_Link"><text:span text:style-name="T23">https://stackoverflow.com/questions/4173254/what-is-the-curiously-recurring-template-pattern-crtp</text:span></text:a><text:span text:style-name="T23"> </text:span></text:p>
      <text:h text:style-name="P45" text:outline-level="1">Questão <text:span text:style-name="T20">6</text:span></text:h>
      <text:p text:style-name="Question">Termine a implementação de PoolAlloc de maneira que a instanciação de std::vector&lt;int, PoolAlloc&lt;int&gt;&gt; compile sem erros. Não é permitido herdá-lo de std: :allocator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main.<text:span text:style-name="T16">cpp</text:span></text:p>
          </table:table-cell>
        </table:table-row>
        <table:table-row>
          <table:table-cell table:style-name="Table4.A2" office:value-type="string">
            <text:p text:style-name="P38"><text:span text:style-name="T12">#include &lt;memory&gt;</text:span></text:p>
            <text:p text:style-name="P32"><text:span text:style-name="T12">#include &lt;vector&gt;</text:span></text:p>
            <text:p text:style-name="P26"/>
            <text:p text:style-name="P32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2"><text:span text:style-name="T1">struct</text:span><text:span text:style-name="T3"> PoolAlloc</text:span></text:p>
            <text:p text:style-name="P32"><text:span text:style-name="T3">{</text:span></text:p>
            <text:p text:style-name="P32"><text:span text:style-name="T3"><text:s text:c="4"/></text:span><text:span text:style-name="T1">typedef</text:span><text:span text:style-name="T3"> T value_type;</text:span></text:p>
            <text:p text:style-name="P26"/>
            <text:p text:style-name="P32"><text:span text:style-name="T3"><text:s text:c="4"/>T</text:span><text:span text:style-name="T10">*</text:span><text:span text:style-name="T3"> </text:span><text:span text:style-name="T9">allocate</text:span><text:span text:style-name="T3">(</text:span><text:span text:style-name="T5">size_t</text:span><text:span text:style-name="T3"> n){</text:span></text:p>
            <text:p text:style-name="P32"><text:span text:style-name="T3"><text:s text:c="8"/></text:span><text:span text:style-name="T5">void</text:span><text:span text:style-name="T10">*</text:span><text:span text:style-name="T3"> p </text:span><text:span text:style-name="T10">=</text:span><text:span text:style-name="T3"> malloc(n);</text:span></text:p>
            <text:p text:style-name="P32"><text:span text:style-name="T3"><text:s text:c="8"/></text:span><text:span text:style-name="T1">return</text:span><text:span text:style-name="T3"> </text:span><text:span text:style-name="T1">static_cast</text:span><text:span text:style-name="T10">&lt;</text:span><text:span text:style-name="T3">T</text:span><text:span text:style-name="T10">*&gt;</text:span><text:span text:style-name="T3">(p);</text:span></text:p>
            <text:p text:style-name="P32"><text:span text:style-name="T3"><text:s text:c="4"/>}</text:span></text:p>
            <text:p text:style-name="P26"/>
            <text:p text:style-name="P32"><text:span text:style-name="T3"><text:s text:c="4"/></text:span><text:span text:style-name="T5">void</text:span><text:span text:style-name="T3"> </text:span><text:span text:style-name="T9">deallocate</text:span><text:span text:style-name="T3">(T</text:span><text:span text:style-name="T10">*</text:span><text:span text:style-name="T3"> p, </text:span><text:span text:style-name="T5">size_t</text:span><text:span text:style-name="T3">){</text:span></text:p>
            <text:p text:style-name="P32"><text:span text:style-name="T3"><text:s text:c="8"/>free(p);</text:span></text:p>
            <text:p text:style-name="P32"><text:span text:style-name="T3"><text:s text:c="4"/>}</text:span></text:p>
            <text:p text:style-name="P26"/>
            <text:p text:style-name="P32"><text:span text:style-name="T3">};</text:span></text:p>
            <text:p text:style-name="P26"/>
            <text:p text:style-name="P32"><text:span text:style-name="T5">int</text:span><text:span text:style-name="T3"> </text:span><text:span text:style-name="T9">main</text:span><text:span text:style-name="T3">()</text:span></text:p>
            <text:p text:style-name="P32"><text:span text:style-name="T3">{</text:span></text:p>
            <text:p text:style-name="P32"><text:soft-page-break/><text:span text:style-name="T3"><text:s text:c="4"/>std</text:span><text:span text:style-name="T10">::</text:span><text:span text:style-name="T3">vector</text:span><text:span text:style-name="T10">&lt;</text:span><text:span text:style-name="T5">int</text:span><text:span text:style-name="T3">, PoolAlloc</text:span><text:span text:style-name="T10">&lt;</text:span><text:span text:style-name="T5">int</text:span><text:span text:style-name="T10">&gt;&gt;</text:span><text:span text:style-name="T3"> v;</text:span></text:p>
            <text:p text:style-name="P26"/>
            <text:p text:style-name="P32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18">}</text:p>
          </table:table-cell>
        </table:table-row>
      </table:table>
      <text:h text:style-name="P45" text:outline-level="1">Questão <text:span text:style-name="T20">7</text:span></text:h>
      <text:p text:style-name="P55">Veriﬁque se o template IsClassType funciona conforme você espe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9">main.<text:span text:style-name="T16">cpp</text:span></text:p>
          </table:table-cell>
        </table:table-row>
        <table:table-row>
          <table:table-cell table:style-name="Table2.A2" office:value-type="string">
            <text:p text:style-name="P13"><text:span text:style-name="T12">#include &lt;iostream&gt;</text:span></text:p>
            <text:p text:style-name="P33"><text:span text:style-name="T12">#include &lt;string&gt;</text:span></text:p>
            <text:p text:style-name="P33"><text:span text:style-name="T12">#include &lt;memory&gt;</text:span></text:p>
            <text:p text:style-name="P33"><text:span text:style-name="T12">#include &lt;vector&gt;</text:span></text:p>
            <text:p text:style-name="P27"/>
            <text:p text:style-name="P33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3"><text:span text:style-name="T1">struct</text:span><text:span text:style-name="T3"> IsClassType</text:span></text:p>
            <text:p text:style-name="P33"><text:span text:style-name="T3">{</text:span></text:p>
            <text:p text:style-name="P33"><text:span text:style-name="T3"><text:s text:c="4"/></text:span><text:span text:style-name="T1">template</text:span><text:span text:style-name="T3"> </text:span><text:span text:style-name="T10">&lt;</text:span><text:span text:style-name="T1">class</text:span><text:span text:style-name="T3"> </text:span><text:span text:style-name="T7">C</text:span><text:span text:style-name="T10">&gt;</text:span><text:span text:style-name="T3"> </text:span><text:span text:style-name="T1">static</text:span><text:span text:style-name="T3"> </text:span><text:span text:style-name="T5">char</text:span><text:span text:style-name="T3"> size(</text:span><text:span text:style-name="T5">int</text:span><text:span text:style-name="T3"> C</text:span><text:span text:style-name="T10">::*</text:span><text:span text:style-name="T3">);</text:span></text:p>
            <text:p text:style-name="P33"><text:span text:style-name="T3"><text:s text:c="4"/></text:span><text:span text:style-name="T1">template</text:span><text:span text:style-name="T3"> </text:span><text:span text:style-name="T10">&lt;</text:span><text:span text:style-name="T1">class</text:span><text:span text:style-name="T3"> </text:span><text:span text:style-name="T7">C</text:span><text:span text:style-name="T10">&gt;</text:span><text:span text:style-name="T3"> </text:span><text:span text:style-name="T1">static</text:span><text:span text:style-name="T3"> std</text:span><text:span text:style-name="T10">::</text:span><text:span text:style-name="T5">int16_t</text:span><text:span text:style-name="T3"> size(...);</text:span></text:p>
            <text:p text:style-name="P33"><text:span text:style-name="T3"><text:s text:c="4"/></text:span><text:span text:style-name="T1">enum</text:span><text:span text:style-name="T3"> { Yes </text:span><text:span text:style-name="T10">=</text:span><text:span text:style-name="T3"> </text:span><text:span text:style-name="T1">sizeof</text:span><text:span text:style-name="T3">(IsClassType</text:span><text:span text:style-name="T10">&lt;</text:span><text:span text:style-name="T3">T</text:span><text:span text:style-name="T10">&gt;::</text:span><text:span text:style-name="T3">size</text:span><text:span text:style-name="T10">&lt;</text:span><text:span text:style-name="T3">T</text:span><text:span text:style-name="T10">&gt;</text:span><text:span text:style-name="T3">(nullptr)) </text:span><text:span text:style-name="T10">==</text:span><text:span text:style-name="T3"> </text:span><text:span text:style-name="T10">1</text:span><text:span text:style-name="T3"> };</text:span></text:p>
            <text:p text:style-name="P33"><text:span text:style-name="T3"><text:s text:c="4"/></text:span><text:span text:style-name="T1">enum</text:span><text:span text:style-name="T3"> { No </text:span><text:span text:style-name="T10">=</text:span><text:span text:style-name="T3"> </text:span><text:span text:style-name="T10">!</text:span><text:span text:style-name="T3">Yes };</text:span></text:p>
            <text:p text:style-name="P33"><text:span text:style-name="T3">};</text:span></text:p>
            <text:p text:style-name="P27"/>
            <text:p text:style-name="P33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3"><text:span text:style-name="T5">void</text:span><text:span text:style-name="T3"> f() {</text:span></text:p>
            <text:p text:style-name="P33"><text:span text:style-name="T3"><text:s text:c="4"/></text:span><text:span text:style-name="T1">if</text:span><text:span text:style-name="T3"> (IsClassType</text:span><text:span text:style-name="T10">&lt;</text:span><text:span text:style-name="T3">T</text:span><text:span text:style-name="T10">&gt;::</text:span><text:span text:style-name="T3">Yes)</text:span></text:p>
            <text:p text:style-name="P33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yes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33"><text:span text:style-name="T3"><text:s text:c="4"/></text:span><text:span text:style-name="T1">else</text:span></text:p>
            <text:p text:style-name="P33"><text:span text:style-name="T3"><text:s text:c="8"/>std</text:span><text:span text:style-name="T10">::</text:span><text:span text:style-name="T3">cout </text:span><text:span text:style-name="T10">&lt;&lt;</text:span><text:span text:style-name="T3"> </text:span><text:span text:style-name="T14">"no"</text:span><text:span text:style-name="T3"> </text:span><text:span text:style-name="T10">&lt;&lt;</text:span><text:span text:style-name="T3"> std</text:span><text:span text:style-name="T10">::</text:span><text:span text:style-name="T3">endl;</text:span></text:p>
            <text:p text:style-name="P33"><text:span text:style-name="T3">}</text:span></text:p>
            <text:p text:style-name="P27"/>
            <text:p text:style-name="P33"><text:span text:style-name="T1">struct</text:span><text:span text:style-name="T3"> MyStruct{};</text:span></text:p>
            <text:p text:style-name="P27"/>
            <text:p text:style-name="P33"><text:span text:style-name="T5">int</text:span><text:span text:style-name="T3"> </text:span><text:span text:style-name="T9">main</text:span><text:span text:style-name="T3">()</text:span></text:p>
            <text:p text:style-name="P33"><text:span text:style-name="T3">{</text:span></text:p>
            <text:p text:style-name="P33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IsClassType&lt;int&gt; = "</text:span><text:span text:style-name="T3">; f</text:span><text:span text:style-name="T10">&lt;</text:span><text:span text:style-name="T5">int</text:span><text:span text:style-name="T10">&gt;</text:span><text:span text:style-name="T3">();</text:span></text:p>
            <text:p text:style-name="P33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IsClassType&lt;MyStruct&gt; = "</text:span><text:span text:style-name="T3">; f</text:span><text:span text:style-name="T10">&lt;</text:span><text:span text:style-name="T3">MyStruct</text:span><text:span text:style-name="T10">&gt;</text:span><text:span text:style-name="T3">();</text:span></text:p>
            <text:p text:style-name="P27"/>
            <text:p text:style-name="P33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19">}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40">Result</text:p>
          </table:table-cell>
        </table:table-row>
        <table:table-row>
          <table:table-cell table:style-name="Table9.A2" office:value-type="string">
            <text:p text:style-name="P54">IsClassType&lt;int&gt; = no</text:p>
            <text:p text:style-name="Addressee">IsClassType&lt;MyStruct&gt; = yes</text:p>
          </table:table-cell>
        </table:table-row>
      </table:table>
      <text:p text:style-name="P53">Sim, funciona como esperado.</text:p>
      <text:h text:style-name="P46" text:outline-level="1">Questão <text:span text:style-name="T20">8</text:span></text:h>
      <text:p text:style-name="P56">Como você invocaria a função n_sum?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1">main.<text:span text:style-name="T16">cpp</text:span></text:p>
          </table:table-cell>
        </table:table-row>
        <table:table-row>
          <table:table-cell table:style-name="Table10.A2" office:value-type="string">
            <text:p text:style-name="P42"><text:span text:style-name="T12">#include &lt;iostream&gt;</text:span></text:p>
            <text:p text:style-name="P28"/>
            <text:p text:style-name="P34"><text:soft-page-break/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10">&gt;</text:span></text:p>
            <text:p text:style-name="P34"><text:span text:style-name="T3">T n_sum(T base) {</text:span></text:p>
            <text:p text:style-name="P34"><text:span text:style-name="T3"><text:s text:c="4"/></text:span><text:span text:style-name="T1">return</text:span><text:span text:style-name="T3"> base;</text:span></text:p>
            <text:p text:style-name="P34"><text:span text:style-name="T3">}</text:span></text:p>
            <text:p text:style-name="P28"/>
            <text:p text:style-name="P34"><text:span text:style-name="T1">template</text:span><text:span text:style-name="T3"> </text:span><text:span text:style-name="T10">&lt;</text:span><text:span text:style-name="T1">class</text:span><text:span text:style-name="T3"> </text:span><text:span text:style-name="T7">T</text:span><text:span text:style-name="T3">, </text:span><text:span text:style-name="T1">class</text:span><text:span text:style-name="T3"> </text:span><text:span text:style-name="T4">... </text:span><text:span text:style-name="T7">Ts</text:span><text:span text:style-name="T10">&gt;</text:span></text:p>
            <text:p text:style-name="P34"><text:span text:style-name="T3">T n_sum(T first, Ts... rest) {</text:span></text:p>
            <text:p text:style-name="P34"><text:span text:style-name="T3"><text:s text:c="4"/></text:span><text:span text:style-name="T1">return</text:span><text:span text:style-name="T3"> first </text:span><text:span text:style-name="T10">+</text:span><text:span text:style-name="T3"> n_sum(rest...);</text:span></text:p>
            <text:p text:style-name="P34"><text:span text:style-name="T3">}</text:span></text:p>
            <text:p text:style-name="P28"/>
            <text:p text:style-name="P34"><text:span text:style-name="T5">int</text:span><text:span text:style-name="T3"> main()</text:span></text:p>
            <text:p text:style-name="P34"><text:span text:style-name="T3">{</text:span></text:p>
            <text:p text:style-name="P34"><text:span text:style-name="T3"><text:s text:c="4"/>std</text:span><text:span text:style-name="T10">::</text:span><text:span text:style-name="T3">cout </text:span><text:span text:style-name="T10">&lt;&lt;</text:span><text:span text:style-name="T3"> </text:span><text:span text:style-name="T14">"n_sum(1,2.0,3L,4.0f,5) = "</text:span><text:span text:style-name="T3"> </text:span><text:span text:style-name="T10">&lt;&lt;</text:span><text:span text:style-name="T3"> n_sum(</text:span><text:span text:style-name="T10">1</text:span><text:span text:style-name="T3">,</text:span><text:span text:style-name="T10">2.0</text:span><text:span text:style-name="T3">,</text:span><text:span text:style-name="T10">3L</text:span><text:span text:style-name="T3">,</text:span><text:span text:style-name="T10">4.0f</text:span><text:span text:style-name="T3">,</text:span><text:span text:style-name="T10">5</text:span><text:span text:style-name="T3">) </text:span><text:span text:style-name="T10">&lt;&lt;</text:span><text:span text:style-name="T3"> std</text:span><text:span text:style-name="T10">::</text:span><text:span text:style-name="T3">endl;</text:span></text:p>
            <text:p text:style-name="P28"/>
            <text:p text:style-name="P34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20">}</text:p>
          </table:table-cell>
        </table:table-row>
      </table:table>
      <text:h text:style-name="P45" text:outline-level="1">Questão <text:span text:style-name="T20">9</text:span></text:h>
      <text:p text:style-name="Question">Instancie, com o tipo Person, os conteiners std::map e std::unordered_map e veja quais operadores precisa em cada caso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main.<text:span text:style-name="T16">cpp</text:span></text:p>
          </table:table-cell>
        </table:table-row>
        <table:table-row>
          <table:table-cell table:style-name="Table5.A2" office:value-type="string">
            <text:p text:style-name="P43"><text:span text:style-name="T12">#include &lt;iostream&gt;</text:span></text:p>
            <text:p text:style-name="P35"><text:span text:style-name="T12">#include &lt;string&gt;</text:span></text:p>
            <text:p text:style-name="P35"><text:span text:style-name="T12">#include &lt;map&gt;</text:span></text:p>
            <text:p text:style-name="P35"><text:span text:style-name="T12">#include &lt;unordered_map&gt;</text:span></text:p>
            <text:p text:style-name="P29"/>
            <text:p text:style-name="P35"><text:span text:style-name="T1">struct</text:span><text:span text:style-name="T3"> Person{</text:span></text:p>
            <text:p text:style-name="P35"><text:span text:style-name="T3"><text:tab/>std</text:span><text:span text:style-name="T10">::</text:span><text:span text:style-name="T3">string name_;</text:span></text:p>
            <text:p text:style-name="P35"><text:span text:style-name="T3"><text:tab/></text:span><text:span text:style-name="T5">int</text:span><text:span text:style-name="T3"> age_;</text:span></text:p>
            <text:p text:style-name="P29"/>
            <text:p text:style-name="P35"><text:span text:style-name="T3"><text:tab/>Person(std</text:span><text:span text:style-name="T10">::</text:span><text:span text:style-name="T3">string name, </text:span><text:span text:style-name="T5">int</text:span><text:span text:style-name="T3"> age)</text:span></text:p>
            <text:p text:style-name="P35"><text:span text:style-name="T3"><text:tab/></text:span><text:span text:style-name="T10">:</text:span><text:span text:style-name="T3"> name_(name), age_(age)</text:span></text:p>
            <text:p text:style-name="P35"><text:span text:style-name="T3"><text:tab/>{}</text:span></text:p>
            <text:p text:style-name="P35"><text:span text:style-name="T3">};</text:span></text:p>
            <text:p text:style-name="P29"/>
            <text:p text:style-name="P35"><text:span text:style-name="T1">struct</text:span><text:span text:style-name="T3"> ComparePerson {</text:span></text:p>
            <text:p text:style-name="P35"><text:span text:style-name="T3"><text:tab/></text:span><text:span text:style-name="T5">bool</text:span><text:span text:style-name="T3"> </text:span><text:span text:style-name="T1">operator</text:span><text:span text:style-name="T3">() (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a, </text:span><text:span text:style-name="T1">const</text:span><text:span text:style-name="T3"> std</text:span><text:span text:style-name="T10">::</text:span><text:span text:style-name="T3">string</text:span><text:span text:style-name="T10">&amp;</text:span><text:span text:style-name="T3"> b) </text:span><text:span text:style-name="T1">const</text:span><text:span text:style-name="T3"> {</text:span></text:p>
            <text:p text:style-name="P35"><text:span text:style-name="T3"><text:tab/><text:tab/></text:span><text:span text:style-name="T1">return</text:span><text:span text:style-name="T3"> a.length() </text:span><text:span text:style-name="T10">&lt;</text:span><text:span text:style-name="T3"> b.length();</text:span></text:p>
            <text:p text:style-name="P35"><text:span text:style-name="T3"><text:tab/>}</text:span></text:p>
            <text:p text:style-name="P35"><text:span text:style-name="T3">};</text:span></text:p>
            <text:p text:style-name="P29"/>
            <text:p text:style-name="P35"><text:span text:style-name="T5">int</text:span><text:span text:style-name="T3"> </text:span><text:span text:style-name="T9">main</text:span><text:span text:style-name="T3">()</text:span></text:p>
            <text:p text:style-name="P35"><text:span text:style-name="T3">{</text:span></text:p>
            <text:p text:style-name="P35"><text:span text:style-name="T3"><text:tab/>std</text:span><text:span text:style-name="T10">::</text:span><text:span text:style-name="T3">map</text:span><text:span text:style-name="T10">&lt;</text:span><text:span text:style-name="T3">std</text:span><text:span text:style-name="T10">::</text:span><text:span text:style-name="T3">string, Person, ComparePerson</text:span><text:span text:style-name="T10">&gt;</text:span><text:span text:style-name="T3"> map;</text:span></text:p>
            <text:p text:style-name="P35"><text:span text:style-name="T3"><text:tab/>map.emplace(</text:span><text:span text:style-name="T14">"Arthur"</text:span><text:span text:style-name="T3">, Person(</text:span><text:span text:style-name="T14">"Arthur"</text:span><text:span text:style-name="T3">, </text:span><text:span text:style-name="T10">26</text:span><text:span text:style-name="T3">));</text:span></text:p>
            <text:p text:style-name="P29"/>
            <text:p text:style-name="P35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 Person</text:span><text:span text:style-name="T10">&gt;</text:span><text:span text:style-name="T3"> umap;</text:span></text:p>
            <text:p text:style-name="P35"><text:span text:style-name="T3"><text:tab/>umap.emplace(</text:span><text:span text:style-name="T14">"Arthur"</text:span><text:span text:style-name="T3">, Person(</text:span><text:span text:style-name="T14">"Arthur"</text:span><text:span text:style-name="T3">, </text:span><text:span text:style-name="T10">26</text:span><text:span text:style-name="T3">));</text:span></text:p>
            <text:p text:style-name="P29"/>
            <text:p text:style-name="P35"><text:span text:style-name="T3"><text:s text:c="4"/></text:span><text:span text:style-name="T1">return</text:span><text:span text:style-name="T3"> </text:span><text:span text:style-name="T10">0</text:span><text:span text:style-name="T3">;</text:span></text:p>
            <text:p text:style-name="P21">}</text:p>
          </table:table-cell>
        </table:table-row>
      </table:table>
      <text:h text:style-name="P45" text:outline-level="1">Questão 1<text:span text:style-name="T20">0</text:span></text:h>
      <text:p text:style-name="Question">Experimente a interface de std::unordered_map, adicionando valores com insert, procurando-os com find e removendo-os com erase. Faça também alterações no loading factor da tabela de hash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main.<text:span text:style-name="T16">cpp</text:span></text:p>
          </table:table-cell>
        </table:table-row>
        <text:soft-page-break/>
        <table:table-row>
          <table:table-cell table:style-name="Table6.A2" office:value-type="string">
            <text:p text:style-name="P44"><text:span text:style-name="T12">#include &lt;iostream&gt;</text:span></text:p>
            <text:p text:style-name="P36"><text:span text:style-name="T12">#include &lt;string&gt;</text:span></text:p>
            <text:p text:style-name="P36"><text:span text:style-name="T12">#include &lt;vector&gt;</text:span></text:p>
            <text:p text:style-name="P36"><text:span text:style-name="T12">#include &lt;unordered_map&gt;</text:span></text:p>
            <text:p text:style-name="P30"/>
            <text:p text:style-name="P36"><text:span text:style-name="T5">void</text:span><text:span text:style-name="T3"> </text:span><text:span text:style-name="T9">show</text:span><text:span text:style-name="T3">(</text:span><text:span text:style-name="T1">const</text:span><text:span text:style-name="T3"> 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&amp;</text:span><text:span text:style-name="T3"> mymap){</text:span></text:p>
            <text:p text:style-name="P36"><text:span text:style-name="T3"><text:tab/></text:span><text:span text:style-name="T5">unsigned</text:span><text:span text:style-name="T3"> load_factor </text:span><text:span text:style-name="T10">=</text:span><text:span text:style-name="T3"> mymap.load_factor();</text:span></text:p>
            <text:p text:style-name="P36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mymap load_factor is "</text:span><text:span text:style-name="T3"> </text:span><text:span text:style-name="T10">&lt;&lt;</text:span><text:span text:style-name="T3"> load_factor </text:span><text:span text:style-name="T10">&lt;&lt;</text:span><text:span text:style-name="T3"> </text:span><text:span text:style-name="T14">".</text:span><text:span text:style-name="T24">\n</text:span><text:span text:style-name="T14">"</text:span><text:span text:style-name="T3">;</text:span></text:p>
            <text:p text:style-name="P30"/>
            <text:p text:style-name="P36"><text:span text:style-name="T3"><text:tab/></text:span><text:span text:style-name="T5">unsigned</text:span><text:span text:style-name="T3"> bucket_count </text:span><text:span text:style-name="T10">=</text:span><text:span text:style-name="T3"> mymap.bucket_count();</text:span></text:p>
            <text:p text:style-name="P36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mymap has "</text:span><text:span text:style-name="T3"> </text:span><text:span text:style-name="T10">&lt;&lt;</text:span><text:span text:style-name="T3"> bucket_count </text:span><text:span text:style-name="T10">&lt;&lt;</text:span><text:span text:style-name="T3"> </text:span><text:span text:style-name="T14">" buckets.</text:span><text:span text:style-name="T24">\n</text:span><text:span text:style-name="T14">"</text:span><text:span text:style-name="T3">;</text:span></text:p>
            <text:p text:style-name="P30"/>
            <text:p text:style-name="P36"><text:span text:style-name="T3"><text:tab/></text:span><text:span text:style-name="T1">for</text:span><text:span text:style-name="T3"> (</text:span><text:span text:style-name="T5">unsigned</text:span><text:span text:style-name="T3"> i</text:span><text:span text:style-name="T10">=0</text:span><text:span text:style-name="T3">; i</text:span><text:span text:style-name="T10">&lt;</text:span><text:span text:style-name="T3">bucket_count; </text:span><text:span text:style-name="T10">++</text:span><text:span text:style-name="T3">i) {</text:span></text:p>
            <text:p text:style-name="P36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4">"bucket #"</text:span><text:span text:style-name="T3"> </text:span><text:span text:style-name="T10">&lt;&lt;</text:span><text:span text:style-name="T3"> i </text:span><text:span text:style-name="T10">&lt;&lt;</text:span><text:span text:style-name="T3"> </text:span><text:span text:style-name="T14">" contains: "</text:span><text:span text:style-name="T3">;</text:span></text:p>
            <text:p text:style-name="P36"><text:span text:style-name="T3"><text:tab/><text:tab/></text:span><text:span text:style-name="T1">for</text:span><text:span text:style-name="T3"> (</text:span><text:span text:style-name="T1">auto</text:span><text:span text:style-name="T3"> it </text:span><text:span text:style-name="T10">=</text:span><text:span text:style-name="T3"> mymap.begin(i); it</text:span><text:span text:style-name="T10">!=</text:span><text:span text:style-name="T3">mymap.end(i); </text:span><text:span text:style-name="T10">++</text:span><text:span text:style-name="T3">it)</text:span></text:p>
            <text:p text:style-name="P36"><text:span text:style-name="T3"><text:tab/><text:tab/><text:tab/>std</text:span><text:span text:style-name="T10">::</text:span><text:span text:style-name="T3">cout </text:span><text:span text:style-name="T10">&lt;&lt;</text:span><text:span text:style-name="T3"> </text:span><text:span text:style-name="T14">"["</text:span><text:span text:style-name="T3"> </text:span><text:span text:style-name="T10">&lt;&lt;</text:span><text:span text:style-name="T3"> it</text:span><text:span text:style-name="T10">-&gt;</text:span><text:span text:style-name="T3">first </text:span><text:span text:style-name="T10">&lt;&lt;</text:span><text:span text:style-name="T3"> </text:span><text:span text:style-name="T14">":"</text:span><text:span text:style-name="T3"> </text:span><text:span text:style-name="T10">&lt;&lt;</text:span><text:span text:style-name="T3"> it</text:span><text:span text:style-name="T10">-&gt;</text:span><text:span text:style-name="T3">second </text:span><text:span text:style-name="T10">&lt;&lt;</text:span><text:span text:style-name="T3"> </text:span><text:span text:style-name="T14">"] "</text:span><text:span text:style-name="T3">;</text:span></text:p>
            <text:p text:style-name="P36"><text:span text:style-name="T3"><text:tab/><text:tab/><text:tab/>std</text:span><text:span text:style-name="T10">::</text:span><text:span text:style-name="T3">cout </text:span><text:span text:style-name="T10">&lt;&lt;</text:span><text:span text:style-name="T3"> </text:span><text:span text:style-name="T14">"</text:span><text:span text:style-name="T24">\n</text:span><text:span text:style-name="T14">"</text:span><text:span text:style-name="T3">;</text:span></text:p>
            <text:p text:style-name="P36"><text:span text:style-name="T3"><text:tab/>}</text:span></text:p>
            <text:p text:style-name="P30"/>
            <text:p text:style-name="P36"><text:span text:style-name="T3">}</text:span></text:p>
            <text:p text:style-name="P30"/>
            <text:p text:style-name="P36"><text:span text:style-name="T13">// http://www.cplusplus.com/reference/unordered_map/unordered_map/bucket_count/</text:span></text:p>
            <text:p text:style-name="P36"><text:span text:style-name="T13">// http://www.cplusplus.com/reference/unordered_map/unordered_map/find/</text:span></text:p>
            <text:p text:style-name="P36"><text:span text:style-name="T13">// http://www.cplusplus.com/reference/unordered_map/unordered_map/erase/</text:span></text:p>
            <text:p text:style-name="P36"><text:span text:style-name="T5">int</text:span><text:span text:style-name="T3"> </text:span><text:span text:style-name="T9">main</text:span><text:span text:style-name="T3"> ()</text:span></text:p>
            <text:p text:style-name="P36"><text:span text:style-name="T3">{</text:span></text:p>
            <text:p text:style-name="P36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</text:span><text:span text:style-name="T3"> mymap </text:span><text:span text:style-name="T10">=</text:span><text:span text:style-name="T3"> {</text:span></text:p>
            <text:p text:style-name="P36"><text:span text:style-name="T3"><text:tab/><text:tab/>{</text:span><text:span text:style-name="T14">"house"</text:span><text:span text:style-name="T3">,</text:span><text:span text:style-name="T14">"maison"</text:span><text:span text:style-name="T3">},</text:span></text:p>
            <text:p text:style-name="P36"><text:span text:style-name="T3"><text:tab/><text:tab/>{</text:span><text:span text:style-name="T14">"apple"</text:span><text:span text:style-name="T3">,</text:span><text:span text:style-name="T14">"pomme"</text:span><text:span text:style-name="T3">},</text:span></text:p>
            <text:p text:style-name="P36"><text:span text:style-name="T3"><text:tab/><text:tab/>{</text:span><text:span text:style-name="T14">"tree"</text:span><text:span text:style-name="T3">,</text:span><text:span text:style-name="T14">"arbre"</text:span><text:span text:style-name="T3">},</text:span></text:p>
            <text:p text:style-name="P36"><text:span text:style-name="T3"><text:tab/><text:tab/>{</text:span><text:span text:style-name="T14">"book"</text:span><text:span text:style-name="T3">,</text:span><text:span text:style-name="T14">"livre"</text:span><text:span text:style-name="T3">},</text:span></text:p>
            <text:p text:style-name="P36"><text:span text:style-name="T3"><text:tab/><text:tab/>{</text:span><text:span text:style-name="T14">"door"</text:span><text:span text:style-name="T3">,</text:span><text:span text:style-name="T14">"porte"</text:span><text:span text:style-name="T3">},</text:span></text:p>
            <text:p text:style-name="P36"><text:span text:style-name="T3"><text:tab/><text:tab/>{</text:span><text:span text:style-name="T14">"grapefruit"</text:span><text:span text:style-name="T3">,</text:span><text:span text:style-name="T14">"pamplemousse"</text:span><text:span text:style-name="T3">}</text:span></text:p>
            <text:p text:style-name="P36"><text:span text:style-name="T3"><text:tab/>};</text:span></text:p>
            <text:p text:style-name="P30"/>
            <text:p text:style-name="P36"><text:span text:style-name="T3"><text:tab/>mymap.insert(std</text:span><text:span text:style-name="T10">::</text:span><text:span text:style-name="T3">make_pair(</text:span><text:span text:style-name="T14">"I"</text:span><text:span text:style-name="T3">, </text:span><text:span text:style-name="T14">"je"</text:span><text:span text:style-name="T3">));</text:span></text:p>
            <text:p text:style-name="P36"><text:span text:style-name="T3"><text:tab/>mymap.insert(std</text:span><text:span text:style-name="T10">::</text:span><text:span text:style-name="T3">make_pair(</text:span><text:span text:style-name="T14">"knee"</text:span><text:span text:style-name="T3">, </text:span><text:span text:style-name="T14">"genou"</text:span><text:span text:style-name="T3">));</text:span></text:p>
            <text:p text:style-name="P30"/>
            <text:p text:style-name="P36"><text:span text:style-name="T3"><text:s text:c="2"/><text:tab/>mymap[</text:span><text:span text:style-name="T14">"flower"</text:span><text:span text:style-name="T3">] </text:span><text:span text:style-name="T10">=</text:span><text:span text:style-name="T3"> </text:span><text:span text:style-name="T14">"fleur"</text:span><text:span text:style-name="T3">;</text:span></text:p>
            <text:p text:style-name="P30"/>
            <text:p text:style-name="P36"><text:span text:style-name="T3"><text:tab/>show(mymap);</text:span></text:p>
            <text:p text:style-name="P30"/>
            <text:p text:style-name="P36"><text:span text:style-name="T3"><text:s text:c="2"/><text:tab/></text:span><text:span text:style-name="T13">// FIND</text:span></text:p>
            <text:p text:style-name="P36"><text:span text:style-name="T3"><text:tab/>std</text:span><text:span text:style-name="T10">::</text:span><text:span text:style-name="T3">string input;</text:span></text:p>
            <text:p text:style-name="P36"><text:span text:style-name="T3"><text:tab/>std</text:span><text:span text:style-name="T10">::</text:span><text:span text:style-name="T3">cout </text:span><text:span text:style-name="T10">&lt;&lt;</text:span><text:span text:style-name="T3"> </text:span><text:span text:style-name="T14">"who? "</text:span><text:span text:style-name="T3">;</text:span></text:p>
            <text:p text:style-name="P36"><text:span text:style-name="T3"><text:tab/>getline (std</text:span><text:span text:style-name="T10">::</text:span><text:span text:style-name="T3">cin,input);</text:span></text:p>
            <text:p text:style-name="P30"/>
            <text:p text:style-name="P36"><text:span text:style-name="T3"><text:tab/>std</text:span><text:span text:style-name="T10">::</text:span><text:span text:style-name="T3">unordered_map</text:span><text:span text:style-name="T10">&lt;</text:span><text:span text:style-name="T3">std</text:span><text:span text:style-name="T10">::</text:span><text:span text:style-name="T3">string,std</text:span><text:span text:style-name="T10">::</text:span><text:span text:style-name="T3">string</text:span><text:span text:style-name="T10">&gt;::</text:span><text:span text:style-name="T3">const_iterator got </text:span><text:span text:style-name="T10">=</text:span><text:span text:style-name="T3"> mymap.find(input);</text:span></text:p>
            <text:p text:style-name="P30"/>
            <text:p text:style-name="P36"><text:span text:style-name="T3"><text:tab/></text:span><text:span text:style-name="T1">if</text:span><text:span text:style-name="T3"> ( got </text:span><text:span text:style-name="T10">==</text:span><text:span text:style-name="T3"> mymap.end() )</text:span></text:p>
            <text:p text:style-name="P36"><text:span text:style-name="T3"><text:tab/><text:tab/>std</text:span><text:span text:style-name="T10">::</text:span><text:span text:style-name="T3">cout </text:span><text:span text:style-name="T10">&lt;&lt;</text:span><text:span text:style-name="T3"> </text:span><text:span text:style-name="T14">"not found"</text:span><text:span text:style-name="T3">;</text:span></text:p>
            <text:p text:style-name="P36"><text:span text:style-name="T3"><text:tab/></text:span><text:span text:style-name="T1">else</text:span></text:p>
            <text:p text:style-name="P36"><text:span text:style-name="T3"><text:tab/><text:tab/>std</text:span><text:span text:style-name="T10">::</text:span><text:span text:style-name="T3">cout </text:span><text:span text:style-name="T10">&lt;&lt;</text:span><text:span text:style-name="T3"> got</text:span><text:span text:style-name="T10">-&gt;</text:span><text:span text:style-name="T3">first </text:span><text:span text:style-name="T10">&lt;&lt;</text:span><text:span text:style-name="T3"> </text:span><text:span text:style-name="T14">" is "</text:span><text:span text:style-name="T3"> </text:span><text:span text:style-name="T10">&lt;&lt;</text:span><text:span text:style-name="T3"> got</text:span><text:span text:style-name="T10">-&gt;</text:span><text:span text:style-name="T3">second;</text:span></text:p>
            <text:p text:style-name="P30"/>
            <text:p text:style-name="P36"><text:span text:style-name="T3"><text:tab/>std</text:span><text:span text:style-name="T10">::</text:span><text:span text:style-name="T3">cout </text:span><text:span text:style-name="T10">&lt;&lt;</text:span><text:span text:style-name="T3"> std</text:span><text:span text:style-name="T10">::</text:span><text:span text:style-name="T3">endl;</text:span></text:p>
            <text:p text:style-name="P30"/>
            <text:p text:style-name="P36"><text:span text:style-name="T3"><text:tab/></text:span><text:span text:style-name="T13">// ERASE</text:span></text:p>
            <text:p text:style-name="P36"><text:span text:style-name="T3"><text:tab/></text:span><text:span text:style-name="T13">// erase examples:</text:span></text:p>
            <text:p text:style-name="P36"><text:span text:style-name="T3"><text:tab/>mymap.erase ( mymap.begin() ); <text:s text:c="5"/></text:span><text:span text:style-name="T13">// erasing by iterator</text:span></text:p>
            <text:p text:style-name="P36"><text:span text:style-name="T3"><text:tab/>mymap.erase (</text:span><text:span text:style-name="T14">"tree"</text:span><text:span text:style-name="T3">); <text:s text:c="12"/></text:span><text:span text:style-name="T13">// erasing by key</text:span></text:p>
            <text:p text:style-name="P36"><text:span text:style-name="T3"><text:tab/>mymap.erase ( mymap.find(</text:span><text:span text:style-name="T14">"knee"</text:span><text:span text:style-name="T3">), mymap.end() ); </text:span><text:span text:style-name="T13">// erasing by range</text:span></text:p>
            <text:p text:style-name="P36"><text:span text:style-name="T3"><text:tab/>show(mymap);</text:span></text:p>
            <text:p text:style-name="P30"/>
            <text:p text:style-name="P36"><text:span text:style-name="T3"><text:tab/></text:span><text:span text:style-name="T1">return</text:span><text:span text:style-name="T3"> </text:span><text:span text:style-name="T10">0</text:span><text:span text:style-name="T3">;</text:span></text:p>
            <text:p text:style-name="P22">}</text:p>
          </table:table-cell>
        </table:table-row>
      </table:table>
      <text:h text:style-name="P45" text:outline-level="1">Questão 1<text:span text:style-name="T20">1</text:span></text:h>
      <text:p text:style-name="Question">Qual o problema de se veriﬁcar a existência de um elemento em std::map com o operator [ ] ?</text:p>
      <text:p text:style-name="Question"/>
      <text:h text:style-name="P45" text:outline-level="1"><text:soft-page-break/>Questão 1<text:span text:style-name="T20">2</text:span></text:h>
      <text:p text:style-name="Question">Qual a diferença entre std::sort( ), std::partial_sort( ) e std::stable_sort( )? Teste-os com a seguintes elementos, usando como critério de ordenação apenas o inteiro de cada par: &lt;4, "a"&gt;, &lt;3, "a"&gt;, &lt;9, “b”&gt;, &lt;9, “a”&gt;, &lt;1, “a”&gt;, <text:s/>&lt;10, “a”&gt;, &lt;1, “b”), &lt;2, “a”), &lt;7, “a”)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main.<text:span text:style-name="T16">cpp</text:span></text:p>
          </table:table-cell>
        </table:table-row>
        <table:table-row>
          <table:table-cell table:style-name="Table7.A2" office:value-type="string">
            <text:p text:style-name="P15"/>
          </table:table-cell>
        </table:table-row>
      </table:table>
      <text:h text:style-name="P45" text:outline-level="1">Questão 1<text:span text:style-name="T20">3</text:span></text:h>
      <text:p text:style-name="P11">Utilize a sobrecarga de std::regex_search que recebe um std::match_results para iterar e imprimir as partes da string <text:span text:style-name="T19">tag &lt;foo&gt; 123 &lt;/foo&gt; gat</text:span> com o padrão R"(&lt;( . * )&gt;.*&lt;/\1&gt; )"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ain.<text:span text:style-name="T16">cpp</text:span></text:p>
          </table:table-cell>
        </table:table-row>
        <table:table-row>
          <table:table-cell table:style-name="Table8.A2" office:value-type="string">
            <text:p text:style-name="P15"/>
          </table:table-cell>
        </table:table-row>
      </table:table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29T02:04:58.432698692</dc:date>
    <meta:editing-duration>PT9H17M27S</meta:editing-duration>
    <meta:editing-cycles>93</meta:editing-cycles>
    <meta:generator>LibreOffice/5.3.2.2$Linux_X86_64 LibreOffice_project/30m0$Build-2</meta:generator>
    <meta:document-statistic meta:table-count="10" meta:image-count="0" meta:object-count="0" meta:page-count="7" meta:paragraph-count="281" meta:word-count="1207" meta:character-count="9777" meta:non-whitespace-character-count="8390"/>
  </office:meta>
</office:document-meta>
</file>